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LORD'S GREATNESS (8:1-3, 9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LORD'S GREATNESS (8:1-3, 9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As seen in creation (8:1, 3, 9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As sung by children (8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8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LORD'S GREATNESS (8:1-3, 9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LORD'S GOODNESS (8:3-8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LORD'S GOODNESS (8:3-8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amazement (8:3-5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assignment (8:6-8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8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LORD'S GREATNESS (8:1-3, 9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LORD'S GOODNESS (8:3-8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 </dc:title>
    <meta:initial-creator>David STRICKLAND</meta:initial-creator>
    <dc:creator>David STRICKLAND</dc:creator>
    <meta:creation-date>2020-02-22T17:37:28Z</meta:creation-date>
    <dc:date>2020-02-22T17:37:28Z</dc:date>
    <meta:template xlink:href="BibleStudy" xlink:type="simple"/>
    <meta:editing-cycles>1</meta:editing-cycles>
    <meta:editing-duration>PT0S</meta:editing-duration>
    <meta:document-statistic meta:paragraph-count="14" meta:word-count="88"/>
  </office:meta>
</office:document-meta>
</file>